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59.97mm" svg:height="90.05mm" svg:x="145.37mm" svg:y="109.44mm">
            <loext:p draw:notify-on-update-of-ranges="Лист1.F1:Лист1.F15 Лист1.D1:Лист1.D15 Лист1.F17:Лист1.F31 Лист1.D17:Лист1.D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40" calcext:value-type="float">
            <text:p>22940</text:p>
          </table:table-cell>
          <table:table-cell table:formula="of:=[.A1]*1.106+[.B1]/44100" office:value-type="float" office:value="1.62618140589569" calcext:value-type="float">
            <text:p>1.6261814059</text:p>
          </table:table-cell>
          <table:table-cell office:value-type="float" office:value="2" calcext:value-type="float">
            <text:p>2</text:p>
          </table:table-cell>
          <table:table-cell office:value-type="float" office:value="1.62618140589569" calcext:value-type="float">
            <text:p>1.6261814059</text:p>
          </table:table-cell>
          <table:table-cell table:formula="of:=[.E1]-[.G1]*[.D1]" office:value-type="float" office:value="-0.585818594104309" calcext:value-type="float">
            <text:p>-0.5858185941</text:p>
          </table:table-cell>
          <table:table-cell table:style-name="ce1" table:formula="of:=([.H1]=1)*1.106+([.H1]=2)*0.972" office:value-type="float" office:value="1.106" calcext:value-type="float">
            <text:p>1.1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396" calcext:value-type="float">
            <text:p>39396</text:p>
          </table:table-cell>
          <table:table-cell table:formula="of:=[.J1]*0.97+[.K1]/44100" office:value-type="float" office:value="0.893333333333333" calcext:value-type="float">
            <text:p>0.893333333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224" calcext:value-type="float">
            <text:p>44224</text:p>
          </table:table-cell>
          <table:table-cell table:formula="of:=[.A2]*1.106+[.B2]/44100" office:value-type="float" office:value="2.10881179138322" calcext:value-type="float">
            <text:p>2.1088117914</text:p>
          </table:table-cell>
          <table:table-cell office:value-type="float" office:value="2" calcext:value-type="float">
            <text:p>2</text:p>
          </table:table-cell>
          <table:table-cell office:value-type="float" office:value="2.10881179138322" calcext:value-type="float">
            <text:p>2.1088117914</text:p>
          </table:table-cell>
          <table:table-cell table:formula="of:=[.E2]-[.G2]*[.D2]" office:value-type="float" office:value="-0.10318820861678" calcext:value-type="float">
            <text:p>-0.1031882086</text:p>
          </table:table-cell>
          <table:table-cell table:style-name="ce1" table:formula="of:=([.H2]=1)*1.106+([.H2]=2)*0.972" office:value-type="float" office:value="1.106" calcext:value-type="float">
            <text:p>1.1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8868" calcext:value-type="float">
            <text:p>38868</text:p>
          </table:table-cell>
          <table:table-cell table:formula="of:=[.J2]*0.97+[.K2]/44100" office:value-type="float" office:value="8.64136054421769" calcext:value-type="float">
            <text:p>8.641360544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787" calcext:value-type="float">
            <text:p>37787</text:p>
          </table:table-cell>
          <table:table-cell table:formula="of:=[.A3]*1.106+[.B3]/44100" office:value-type="float" office:value="6.38684807256236" calcext:value-type="float">
            <text:p>6.3868480726</text:p>
          </table:table-cell>
          <table:table-cell office:value-type="float" office:value="2" calcext:value-type="float">
            <text:p>2</text:p>
          </table:table-cell>
          <table:table-cell office:value-type="float" office:value="2.94692063492064" calcext:value-type="float">
            <text:p>2.9469206349</text:p>
          </table:table-cell>
          <table:table-cell table:formula="of:=[.E3]-[.G3]*[.D3]" office:value-type="float" office:value="1.00292063492064" calcext:value-type="float">
            <text:p>1.0029206349</text:p>
          </table:table-cell>
          <table:table-cell table:style-name="ce1" table:formula="of:=([.H3]=1)*1.106+([.H3]=2)*0.972" office:value-type="float" office:value="0.972" calcext:value-type="float">
            <text:p>0.97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8463" calcext:value-type="float">
            <text:p>38463</text:p>
          </table:table-cell>
          <table:table-cell table:formula="of:=[.J3]*0.97+[.K3]/44100" office:value-type="float" office:value="9.6021768707483" calcext:value-type="float">
            <text:p>9.602176870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167" calcext:value-type="float">
            <text:p>27167</text:p>
          </table:table-cell>
          <table:table-cell table:formula="of:=[.A4]*1.106+[.B4]/44100" office:value-type="float" office:value="7.25203174603175" calcext:value-type="float">
            <text:p>7.252031746</text:p>
          </table:table-cell>
          <table:table-cell office:value-type="float" office:value="6" calcext:value-type="float">
            <text:p>6</text:p>
          </table:table-cell>
          <table:table-cell office:value-type="float" office:value="6.38684807256236" calcext:value-type="float">
            <text:p>6.3868480726</text:p>
          </table:table-cell>
          <table:table-cell table:formula="of:=[.E4]-[.G4]*[.D4]" office:value-type="float" office:value="-0.249151927437643" calcext:value-type="float">
            <text:p>-0.2491519274</text:p>
          </table:table-cell>
          <table:table-cell table:style-name="ce1" table:formula="of:=([.H4]=1)*1.106+([.H4]=2)*0.972" office:value-type="float" office:value="1.106" calcext:value-type="float">
            <text:p>1.1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9920" calcext:value-type="float">
            <text:p>39920</text:p>
          </table:table-cell>
          <table:table-cell table:formula="of:=[.J4]*0.97+[.K4]/44100" office:value-type="float" office:value="10.6052154195011" calcext:value-type="float">
            <text:p>10.605215419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255" calcext:value-type="float">
            <text:p>33255</text:p>
          </table:table-cell>
          <table:table-cell table:formula="of:=[.A5]*1.106+[.B5]/44100" office:value-type="float" office:value="9.60208163265306" calcext:value-type="float">
            <text:p>9.6020816327</text:p>
          </table:table-cell>
          <table:table-cell office:value-type="float" office:value="7" calcext:value-type="float">
            <text:p>7</text:p>
          </table:table-cell>
          <table:table-cell office:value-type="float" office:value="7.25203174603175" calcext:value-type="float">
            <text:p>7.252031746</text:p>
          </table:table-cell>
          <table:table-cell table:formula="of:=[.E5]-[.G5]*[.D5]" office:value-type="float" office:value="-0.489968253968254" calcext:value-type="float">
            <text:p>-0.489968254</text:p>
          </table:table-cell>
          <table:table-cell table:style-name="ce1" table:formula="of:=([.H5]=1)*1.106+([.H5]=2)*0.972" office:value-type="float" office:value="1.106" calcext:value-type="float">
            <text:p>1.1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9500" calcext:value-type="float">
            <text:p>39500</text:p>
          </table:table-cell>
          <table:table-cell table:formula="of:=[.J5]*0.97+[.K5]/44100" office:value-type="float" office:value="16.4156916099773" calcext:value-type="float">
            <text:p>16.4156916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718" calcext:value-type="float">
            <text:p>28718</text:p>
          </table:table-cell>
          <table:table-cell table:formula="of:=[.A6]*1.106+[.B6]/44100" office:value-type="float" office:value="10.605201814059" calcext:value-type="float">
            <text:p>10.6052018141</text:p>
          </table:table-cell>
          <table:table-cell office:value-type="float" office:value="9" calcext:value-type="float">
            <text:p>9</text:p>
          </table:table-cell>
          <table:table-cell office:value-type="float" office:value="9.60208163265306" calcext:value-type="float">
            <text:p>9.6020816327</text:p>
          </table:table-cell>
          <table:table-cell table:formula="of:=[.E6]-[.G6]*[.D6]" office:value-type="float" office:value="0.854081632653063" calcext:value-type="float">
            <text:p>0.8540816327</text:p>
          </table:table-cell>
          <table:table-cell table:style-name="ce1" table:formula="of:=([.H6]=1)*1.106+([.H6]=2)*0.972" office:value-type="float" office:value="0.972" calcext:value-type="float">
            <text:p>0.97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9828" calcext:value-type="float">
            <text:p>39828</text:p>
          </table:table-cell>
          <table:table-cell table:formula="of:=[.J6]*0.97+[.K6]/44100" office:value-type="float" office:value="17.3931292517007" calcext:value-type="float">
            <text:p>17.393129251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410" calcext:value-type="float">
            <text:p>32410</text:p>
          </table:table-cell>
          <table:table-cell table:formula="of:=[.A7]*1.106+[.B7]/44100" office:value-type="float" office:value="2.94692063492064" calcext:value-type="float">
            <text:p>2.9469206349</text:p>
          </table:table-cell>
          <table:table-cell office:value-type="float" office:value="10" calcext:value-type="float">
            <text:p>10</text:p>
          </table:table-cell>
          <table:table-cell office:value-type="float" office:value="10.605201814059" calcext:value-type="float">
            <text:p>10.6052018141</text:p>
          </table:table-cell>
          <table:table-cell table:formula="of:=[.E7]-[.G7]*[.D7]" office:value-type="float" office:value="0.885201814058959" calcext:value-type="float">
            <text:p>0.8852018141</text:p>
          </table:table-cell>
          <table:table-cell table:style-name="ce1" table:formula="of:=([.H7]=1)*1.106+([.H7]=2)*0.972" office:value-type="float" office:value="0.972" calcext:value-type="float">
            <text:p>0.97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0120" calcext:value-type="float">
            <text:p>40120</text:p>
          </table:table-cell>
          <table:table-cell table:formula="of:=[.J7]*0.97+[.K7]/44100" office:value-type="float" office:value="19.3397505668934" calcext:value-type="float">
            <text:p>19.339750566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060" calcext:value-type="float">
            <text:p>36060</text:p>
          </table:table-cell>
          <table:table-cell table:formula="of:=[.A8]*1.106+[.B8]/44100" office:value-type="float" office:value="15.1956870748299" calcext:value-type="float">
            <text:p>15.1956870748</text:p>
          </table:table-cell>
          <table:table-cell office:value-type="float" office:value="14" calcext:value-type="float">
            <text:p>14</text:p>
          </table:table-cell>
          <table:table-cell office:value-type="float" office:value="15.1956870748299" calcext:value-type="float">
            <text:p>15.1956870748</text:p>
          </table:table-cell>
          <table:table-cell table:formula="of:=[.E8]-[.G8]*[.D8]" office:value-type="float" office:value="-0.288312925170068" calcext:value-type="float">
            <text:p>-0.2883129252</text:p>
          </table:table-cell>
          <table:table-cell table:style-name="ce1" table:formula="of:=([.H8]=1)*1.106+([.H8]=2)*0.972" office:value-type="float" office:value="1.106" calcext:value-type="float">
            <text:p>1.1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0471" calcext:value-type="float">
            <text:p>40471</text:p>
          </table:table-cell>
          <table:table-cell table:formula="of:=[.J8]*0.97+[.K8]/44100" office:value-type="float" office:value="22.2577097505669" calcext:value-type="float">
            <text:p>22.257709750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721" calcext:value-type="float">
            <text:p>44721</text:p>
          </table:table-cell>
          <table:table-cell table:formula="of:=[.A9]*1.106+[.B9]/44100" office:value-type="float" office:value="15.3920816326531" calcext:value-type="float">
            <text:p>15.3920816327</text:p>
          </table:table-cell>
          <table:table-cell office:value-type="float" office:value="15" calcext:value-type="float">
            <text:p>15</text:p>
          </table:table-cell>
          <table:table-cell office:value-type="float" office:value="15.3920816326531" calcext:value-type="float">
            <text:p>15.3920816327</text:p>
          </table:table-cell>
          <table:table-cell table:formula="of:=[.E9]-[.G9]*[.D9]" office:value-type="float" office:value="0.812081632653063" calcext:value-type="float">
            <text:p>0.8120816327</text:p>
          </table:table-cell>
          <table:table-cell table:style-name="ce1" table:formula="of:=([.H9]=1)*1.106+([.H9]=2)*0.972" office:value-type="float" office:value="0.972" calcext:value-type="float">
            <text:p>0.97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546" calcext:value-type="float">
            <text:p>24546</text:p>
          </table:table-cell>
          <table:table-cell table:formula="of:=[.A10]*1.106+[.B10]/44100" office:value-type="float" office:value="16.0405986394558" calcext:value-type="float">
            <text:p>16.0405986395</text:p>
          </table:table-cell>
          <table:table-cell office:value-type="float" office:value="15" calcext:value-type="float">
            <text:p>15</text:p>
          </table:table-cell>
          <table:table-cell office:value-type="float" office:value="16.0405986394558" calcext:value-type="float">
            <text:p>16.0405986395</text:p>
          </table:table-cell>
          <table:table-cell table:formula="of:=[.E10]-[.G10]*[.D10]" office:value-type="float" office:value="-0.549401360544216" calcext:value-type="float">
            <text:p>-0.5494013605</text:p>
          </table:table-cell>
          <table:table-cell table:style-name="ce1" table:formula="of:=([.H10]=1)*1.106+([.H10]=2)*0.972" office:value-type="float" office:value="1.106" calcext:value-type="float">
            <text:p>1.10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701" calcext:value-type="float">
            <text:p>23701</text:p>
          </table:table-cell>
          <table:table-cell table:formula="of:=[.A11]*1.106+[.B11]/44100" office:value-type="float" office:value="19.3394376417234" calcext:value-type="float">
            <text:p>19.3394376417</text:p>
          </table:table-cell>
          <table:table-cell office:value-type="float" office:value="17" calcext:value-type="float">
            <text:p>17</text:p>
          </table:table-cell>
          <table:table-cell office:value-type="float" office:value="17.3931065759637" calcext:value-type="float">
            <text:p>17.393106576</text:p>
          </table:table-cell>
          <table:table-cell table:formula="of:=[.E11]-[.G11]*[.D11]" office:value-type="float" office:value="0.869106575963716" calcext:value-type="float">
            <text:p>0.869106576</text:p>
          </table:table-cell>
          <table:table-cell table:style-name="ce1" table:formula="of:=([.H11]=1)*1.106+([.H11]=2)*0.972" office:value-type="float" office:value="0.972" calcext:value-type="float">
            <text:p>0.97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104" calcext:value-type="float">
            <text:p>26104</text:p>
          </table:table-cell>
          <table:table-cell table:formula="of:=[.A12]*1.106+[.B12]/44100" office:value-type="float" office:value="18.2879274376417" calcext:value-type="float">
            <text:p>18.2879274376</text:p>
          </table:table-cell>
          <table:table-cell office:value-type="float" office:value="18" calcext:value-type="float">
            <text:p>18</text:p>
          </table:table-cell>
          <table:table-cell office:value-type="float" office:value="18.2879274376417" calcext:value-type="float">
            <text:p>18.2879274376</text:p>
          </table:table-cell>
          <table:table-cell table:formula="of:=[.E12]-[.G12]*[.D12]" office:value-type="float" office:value="0.791927437641725" calcext:value-type="float">
            <text:p>0.7919274376</text:p>
          </table:table-cell>
          <table:table-cell table:style-name="ce1" table:formula="of:=([.H12]=1)*1.106+([.H12]=2)*0.972" office:value-type="float" office:value="0.972" calcext:value-type="float">
            <text:p>0.97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254" calcext:value-type="float">
            <text:p>29254</text:p>
          </table:table-cell>
          <table:table-cell table:formula="of:=[.A13]*1.106+[.B13]/44100" office:value-type="float" office:value="21.6773560090703" calcext:value-type="float">
            <text:p>21.6773560091</text:p>
          </table:table-cell>
          <table:table-cell office:value-type="float" office:value="19" calcext:value-type="float">
            <text:p>19</text:p>
          </table:table-cell>
          <table:table-cell office:value-type="float" office:value="19.3394376417234" calcext:value-type="float">
            <text:p>19.3394376417</text:p>
          </table:table-cell>
          <table:table-cell table:formula="of:=[.E13]-[.G13]*[.D13]" office:value-type="float" office:value="0.871437641723361" calcext:value-type="float">
            <text:p>0.8714376417</text:p>
          </table:table-cell>
          <table:table-cell table:style-name="ce1" table:formula="of:=([.H13]=1)*1.106+([.H13]=2)*0.972" office:value-type="float" office:value="0.972" calcext:value-type="float">
            <text:p>0.97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417" calcext:value-type="float">
            <text:p>35417</text:p>
          </table:table-cell>
          <table:table-cell table:formula="of:=[.A14]*1.106+[.B14]/44100" office:value-type="float" office:value="17.3931065759637" calcext:value-type="float">
            <text:p>17.393106576</text:p>
          </table:table-cell>
          <table:table-cell office:value-type="float" office:value="20" calcext:value-type="float">
            <text:p>20</text:p>
          </table:table-cell>
          <table:table-cell office:value-type="float" office:value="21.6773560090703" calcext:value-type="float">
            <text:p>21.6773560091</text:p>
          </table:table-cell>
          <table:table-cell table:formula="of:=[.E14]-[.G14]*[.D14]" office:value-type="float" office:value="-0.442643990929703" calcext:value-type="float">
            <text:p>-0.4426439909</text:p>
          </table:table-cell>
          <table:table-cell table:style-name="ce1" table:formula="of:=([.H14]=1)*1.106+([.H14]=2)*0.972" office:value-type="float" office:value="1.106" calcext:value-type="float">
            <text:p>1.10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73" calcext:value-type="float">
            <text:p>6073</text:p>
          </table:table-cell>
          <table:table-cell table:formula="of:=[.A15]*1.106+[.B15]/44100" office:value-type="float" office:value="22.2577097505669" calcext:value-type="float">
            <text:p>22.2577097506</text:p>
          </table:table-cell>
          <table:table-cell office:value-type="float" office:value="22" calcext:value-type="float">
            <text:p>22</text:p>
          </table:table-cell>
          <table:table-cell office:value-type="float" office:value="22.2577097505669" calcext:value-type="float">
            <text:p>22.2577097506</text:p>
          </table:table-cell>
          <table:table-cell table:formula="of:=[.E15]-[.G15]*[.D15]" office:value-type="float" office:value="0.873709750566896" calcext:value-type="float">
            <text:p>0.8737097506</text:p>
          </table:table-cell>
          <table:table-cell table:style-name="ce1" table:formula="of:=([.H15]=1)*1.106+([.H15]=2)*0.972" office:value-type="float" office:value="0.972" calcext:value-type="float">
            <text:p>0.97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388" calcext:value-type="float">
            <text:p>39388</text:p>
          </table:table-cell>
          <table:table-cell table:formula="of:=[.A17]*1.106+[.B17]/44100" office:value-type="float" office:value="0.893151927437642" calcext:value-type="float">
            <text:p>0.8931519274</text:p>
          </table:table-cell>
          <table:table-cell office:value-type="float" office:value="1" calcext:value-type="float">
            <text:p>1</text:p>
          </table:table-cell>
          <table:table-cell office:value-type="float" office:value="0.893151927437642" calcext:value-type="float">
            <text:p>0.8931519274</text:p>
          </table:table-cell>
          <table:table-cell table:formula="of:=[.E17]-1.106*[.D17]" office:value-type="float" office:value="-0.212848072562358" calcext:value-type="float">
            <text:p>-0.212848072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432" calcext:value-type="float">
            <text:p>39432</text:p>
          </table:table-cell>
          <table:table-cell table:formula="of:=[.A18]*1.106+[.B18]/44100" office:value-type="float" office:value="4.21214965986395" calcext:value-type="float">
            <text:p>4.2121496599</text:p>
          </table:table-cell>
          <table:table-cell office:value-type="float" office:value="4" calcext:value-type="float">
            <text:p>4</text:p>
          </table:table-cell>
          <table:table-cell office:value-type="float" office:value="4.21214965986395" calcext:value-type="float">
            <text:p>4.2121496599</text:p>
          </table:table-cell>
          <table:table-cell table:formula="of:=[.E18]-1.106*[.D18]" office:value-type="float" office:value="-0.211850340136055" calcext:value-type="float">
            <text:p>-0.211850340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448" calcext:value-type="float">
            <text:p>39448</text:p>
          </table:table-cell>
          <table:table-cell table:formula="of:=[.A19]*1.106+[.B19]/44100" office:value-type="float" office:value="5.31851247165533" calcext:value-type="float">
            <text:p>5.3185124717</text:p>
          </table:table-cell>
          <table:table-cell office:value-type="float" office:value="5" calcext:value-type="float">
            <text:p>5</text:p>
          </table:table-cell>
          <table:table-cell office:value-type="float" office:value="5.31851247165533" calcext:value-type="float">
            <text:p>5.3185124717</text:p>
          </table:table-cell>
          <table:table-cell table:formula="of:=[.E19]-1.106*[.D19]" office:value-type="float" office:value="-0.211487528344671" calcext:value-type="float">
            <text:p>-0.211487528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484" calcext:value-type="float">
            <text:p>39484</text:p>
          </table:table-cell>
          <table:table-cell table:formula="of:=[.A20]*1.106+[.B20]/44100" office:value-type="float" office:value="6.42532879818594" calcext:value-type="float">
            <text:p>6.4253287982</text:p>
          </table:table-cell>
          <table:table-cell office:value-type="float" office:value="6" calcext:value-type="float">
            <text:p>6</text:p>
          </table:table-cell>
          <table:table-cell office:value-type="float" office:value="6.42532879818594" calcext:value-type="float">
            <text:p>6.4253287982</text:p>
          </table:table-cell>
          <table:table-cell table:formula="of:=[.E20]-1.106*[.D20]" office:value-type="float" office:value="-0.21067120181406" calcext:value-type="float">
            <text:p>-0.210671201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661" calcext:value-type="float">
            <text:p>39661</text:p>
          </table:table-cell>
          <table:table-cell table:formula="of:=[.A21]*1.106+[.B21]/44100" office:value-type="float" office:value="8.64134240362812" calcext:value-type="float">
            <text:p>8.6413424036</text:p>
          </table:table-cell>
          <table:table-cell office:value-type="float" office:value="8" calcext:value-type="float">
            <text:p>8</text:p>
          </table:table-cell>
          <table:table-cell office:value-type="float" office:value="8.64134240362812" calcext:value-type="float">
            <text:p>8.6413424036</text:p>
          </table:table-cell>
          <table:table-cell table:formula="of:=[.E21]-1.106*[.D21]" office:value-type="float" office:value="-0.206657596371882" calcext:value-type="float">
            <text:p>-0.206657596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768" calcext:value-type="float">
            <text:p>39768</text:p>
          </table:table-cell>
          <table:table-cell table:formula="of:=[.A22]*1.106+[.B22]/44100" office:value-type="float" office:value="9.74976870748299" calcext:value-type="float">
            <text:p>9.7497687075</text:p>
          </table:table-cell>
          <table:table-cell office:value-type="float" office:value="9" calcext:value-type="float">
            <text:p>9</text:p>
          </table:table-cell>
          <table:table-cell office:value-type="float" office:value="9.74976870748299" calcext:value-type="float">
            <text:p>9.7497687075</text:p>
          </table:table-cell>
          <table:table-cell table:formula="of:=[.E22]-1.106*[.D22]" office:value-type="float" office:value="-0.204231292517006" calcext:value-type="float">
            <text:p>-0.2042312925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839" calcext:value-type="float">
            <text:p>39839</text:p>
          </table:table-cell>
          <table:table-cell table:formula="of:=[.A23]*1.106+[.B23]/44100" office:value-type="float" office:value="10.8573786848073" calcext:value-type="float">
            <text:p>10.8573786848</text:p>
          </table:table-cell>
          <table:table-cell office:value-type="float" office:value="10" calcext:value-type="float">
            <text:p>10</text:p>
          </table:table-cell>
          <table:table-cell office:value-type="float" office:value="10.8573786848073" calcext:value-type="float">
            <text:p>10.8573786848</text:p>
          </table:table-cell>
          <table:table-cell table:formula="of:=[.E23]-1.106*[.D23]" office:value-type="float" office:value="-0.202621315192744" calcext:value-type="float">
            <text:p>-0.2026213152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040" calcext:value-type="float">
            <text:p>40040</text:p>
          </table:table-cell>
          <table:table-cell table:formula="of:=[.A24]*1.106+[.B24]/44100" office:value-type="float" office:value="11.9679365079365" calcext:value-type="float">
            <text:p>11.9679365079</text:p>
          </table:table-cell>
          <table:table-cell office:value-type="float" office:value="11" calcext:value-type="float">
            <text:p>11</text:p>
          </table:table-cell>
          <table:table-cell office:value-type="float" office:value="11.9679365079365" calcext:value-type="float">
            <text:p>11.9679365079</text:p>
          </table:table-cell>
          <table:table-cell table:formula="of:=[.E24]-1.106*[.D24]" office:value-type="float" office:value="-0.198063492063492" calcext:value-type="float">
            <text:p>-0.198063492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135" calcext:value-type="float">
            <text:p>40135</text:p>
          </table:table-cell>
          <table:table-cell table:formula="of:=[.A25]*1.106+[.B25]/44100" office:value-type="float" office:value="13.0760907029478" calcext:value-type="float">
            <text:p>13.0760907029</text:p>
          </table:table-cell>
          <table:table-cell office:value-type="float" office:value="12" calcext:value-type="float">
            <text:p>12</text:p>
          </table:table-cell>
          <table:table-cell office:value-type="float" office:value="13.0760907029478" calcext:value-type="float">
            <text:p>13.0760907029</text:p>
          </table:table-cell>
          <table:table-cell table:formula="of:=[.E25]-1.106*[.D25]" office:value-type="float" office:value="-0.195909297052156" calcext:value-type="float">
            <text:p>-0.195909297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266" calcext:value-type="float">
            <text:p>40266</text:p>
          </table:table-cell>
          <table:table-cell table:formula="of:=[.A26]*1.106+[.B26]/44100" office:value-type="float" office:value="14.1850612244898" calcext:value-type="float">
            <text:p>14.1850612245</text:p>
          </table:table-cell>
          <table:table-cell office:value-type="float" office:value="13" calcext:value-type="float">
            <text:p>13</text:p>
          </table:table-cell>
          <table:table-cell office:value-type="float" office:value="14.1850612244898" calcext:value-type="float">
            <text:p>14.1850612245</text:p>
          </table:table-cell>
          <table:table-cell table:formula="of:=[.E26]-1.106*[.D26]" office:value-type="float" office:value="-0.192938775510203" calcext:value-type="float">
            <text:p>-0.1929387755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518" calcext:value-type="float">
            <text:p>40518</text:p>
          </table:table-cell>
          <table:table-cell table:formula="of:=[.A27]*1.106+[.B27]/44100" office:value-type="float" office:value="16.4027755102041" calcext:value-type="float">
            <text:p>16.4027755102</text:p>
          </table:table-cell>
          <table:table-cell office:value-type="float" office:value="15" calcext:value-type="float">
            <text:p>15</text:p>
          </table:table-cell>
          <table:table-cell office:value-type="float" office:value="16.4027755102041" calcext:value-type="float">
            <text:p>16.4027755102</text:p>
          </table:table-cell>
          <table:table-cell table:formula="of:=[.E27]-1.106*[.D27]" office:value-type="float" office:value="-0.187224489795916" calcext:value-type="float">
            <text:p>-0.1872244898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665" calcext:value-type="float">
            <text:p>40665</text:p>
          </table:table-cell>
          <table:table-cell table:formula="of:=[.A28]*1.106+[.B28]/44100" office:value-type="float" office:value="17.5121088435374" calcext:value-type="float">
            <text:p>17.5121088435</text:p>
          </table:table-cell>
          <table:table-cell office:value-type="float" office:value="16" calcext:value-type="float">
            <text:p>16</text:p>
          </table:table-cell>
          <table:table-cell office:value-type="float" office:value="17.5121088435374" calcext:value-type="float">
            <text:p>17.5121088435</text:p>
          </table:table-cell>
          <table:table-cell table:formula="of:=[.E28]-1.106*[.D28]" office:value-type="float" office:value="-0.183891156462586" calcext:value-type="float">
            <text:p>-0.183891156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910" calcext:value-type="float">
            <text:p>40910</text:p>
          </table:table-cell>
          <table:table-cell table:formula="of:=[.A29]*1.106+[.B29]/44100" office:value-type="float" office:value="18.623664399093" calcext:value-type="float">
            <text:p>18.6236643991</text:p>
          </table:table-cell>
          <table:table-cell office:value-type="float" office:value="17" calcext:value-type="float">
            <text:p>17</text:p>
          </table:table-cell>
          <table:table-cell office:value-type="float" office:value="18.623664399093" calcext:value-type="float">
            <text:p>18.6236643991</text:p>
          </table:table-cell>
          <table:table-cell table:formula="of:=[.E29]-1.106*[.D29]" office:value-type="float" office:value="-0.17833560090703" calcext:value-type="float">
            <text:p>-0.1783356009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277" calcext:value-type="float">
            <text:p>41277</text:p>
          </table:table-cell>
          <table:table-cell table:formula="of:=[.A30]*1.106+[.B30]/44100" office:value-type="float" office:value="20.8439863945578" calcext:value-type="float">
            <text:p>20.8439863946</text:p>
          </table:table-cell>
          <table:table-cell office:value-type="float" office:value="19" calcext:value-type="float">
            <text:p>19</text:p>
          </table:table-cell>
          <table:table-cell office:value-type="float" office:value="20.8439863945578" calcext:value-type="float">
            <text:p>20.8439863946</text:p>
          </table:table-cell>
          <table:table-cell table:formula="of:=[.E30]-1.106*[.D30]" office:value-type="float" office:value="-0.170013605442179" calcext:value-type="float">
            <text:p>-0.1700136054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479" calcext:value-type="float">
            <text:p>41479</text:p>
          </table:table-cell>
          <table:table-cell table:formula="of:=[.A31]*1.106+[.B31]/44100" office:value-type="float" office:value="21.954566893424" calcext:value-type="float">
            <text:p>21.9545668934</text:p>
          </table:table-cell>
          <table:table-cell office:value-type="float" office:value="20" calcext:value-type="float">
            <text:p>20</text:p>
          </table:table-cell>
          <table:table-cell office:value-type="float" office:value="21.954566893424" calcext:value-type="float">
            <text:p>21.9545668934</text:p>
          </table:table-cell>
          <table:table-cell table:formula="of:=[.E31]-1.106*[.D31]" office:value-type="float" office:value="-0.165433106575961" calcext:value-type="float">
            <text:p>-0.1654331066</text:p>
          </table:table-cell>
          <table:table-cell table:number-columns-repeated="7"/>
        </table:table-row>
      </table:table>
      <table:table table:name="Лист2" table:style-name="ta1">
        <table:shapes>
          <draw:frame draw:z-index="0" draw:style-name="gr1" draw:text-style-name="P1" svg:width="159.97mm" svg:height="90.04mm" svg:x="142.62mm" svg:y="43.83mm">
            <loext:p draw:notify-on-update-of-ranges="Лист2.D11:Лист2.D30 Лист2.F11:Лист2.F30 Лист2.D1:Лист2.D8 Лист2.F1:Лист2.F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861" calcext:value-type="float">
            <text:p>28861</text:p>
          </table:table-cell>
          <table:table-cell table:formula="of:=[.A1]*1.106+[.B1]/44100" office:value-type="float" office:value="12.8204444444444" calcext:value-type="float">
            <text:p>12.8204444444</text:p>
          </table:table-cell>
          <table:table-cell office:value-type="float" office:value="8" calcext:value-type="float">
            <text:p>8</text:p>
          </table:table-cell>
          <table:table-cell office:value-type="float" office:value="8.25372335600907" calcext:value-type="float">
            <text:p>8.253723356</text:p>
          </table:table-cell>
          <table:table-cell table:formula="of:=[.E1]-[.G1]*[.D1]" office:value-type="float" office:value="0.469723356009072" calcext:value-type="float">
            <text:p>0.469723356</text:p>
          </table:table-cell>
          <table:table-cell table:style-name="ce1" table:formula="of:=([.H1]=1)*1.106+([.H1]=2)*0.973" office:value-type="float" office:value="0.973" calcext:value-type="float">
            <text:p>0.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429" calcext:value-type="float">
            <text:p>22429</text:p>
          </table:table-cell>
          <table:table-cell table:formula="of:=[.A2]*1.106+[.B2]/44100" office:value-type="float" office:value="17.0985941043084" calcext:value-type="float">
            <text:p>17.0985941043</text:p>
          </table:table-cell>
          <table:table-cell office:value-type="float" office:value="9" calcext:value-type="float">
            <text:p>9</text:p>
          </table:table-cell>
          <table:table-cell office:value-type="float" office:value="9.23156009070295" calcext:value-type="float">
            <text:p>9.2315600907</text:p>
          </table:table-cell>
          <table:table-cell table:formula="of:=[.E2]-[.G2]*[.D2]" office:value-type="float" office:value="0.474560090702949" calcext:value-type="float">
            <text:p>0.4745600907</text:p>
          </table:table-cell>
          <table:table-cell table:style-name="ce1" table:formula="of:=([.H2]=1)*1.106+([.H2]=2)*0.973" office:value-type="float" office:value="0.973" calcext:value-type="float">
            <text:p>0.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567" calcext:value-type="float">
            <text:p>22567</text:p>
          </table:table-cell>
          <table:table-cell table:formula="of:=[.A3]*1.106+[.B3]/44100" office:value-type="float" office:value="8.25372335600907" calcext:value-type="float">
            <text:p>8.253723356</text:p>
          </table:table-cell>
          <table:table-cell office:value-type="float" office:value="10" calcext:value-type="float">
            <text:p>10</text:p>
          </table:table-cell>
          <table:table-cell office:value-type="float" office:value="10.3373333333333" calcext:value-type="float">
            <text:p>10.3373333333</text:p>
          </table:table-cell>
          <table:table-cell table:formula="of:=[.E3]-[.G3]*[.D3]" office:value-type="float" office:value="0.607333333333333" calcext:value-type="float">
            <text:p>0.6073333333</text:p>
          </table:table-cell>
          <table:table-cell table:style-name="ce1" table:formula="of:=([.H3]=1)*1.106+([.H3]=2)*0.973" office:value-type="float" office:value="0.973" calcext:value-type="float">
            <text:p>0.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881" calcext:value-type="float">
            <text:p>17881</text:p>
          </table:table-cell>
          <table:table-cell table:formula="of:=[.A4]*1.106+[.B4]/44100" office:value-type="float" office:value="20.3134648526077" calcext:value-type="float">
            <text:p>20.3134648526</text:p>
          </table:table-cell>
          <table:table-cell office:value-type="float" office:value="12" calcext:value-type="float">
            <text:p>12</text:p>
          </table:table-cell>
          <table:table-cell office:value-type="float" office:value="12.3378820861678" calcext:value-type="float">
            <text:p>12.3378820862</text:p>
          </table:table-cell>
          <table:table-cell table:formula="of:=[.E4]-[.G4]*[.D4]" office:value-type="float" office:value="0.6618820861678" calcext:value-type="float">
            <text:p>0.6618820862</text:p>
          </table:table-cell>
          <table:table-cell table:style-name="ce1" table:formula="of:=([.H4]=1)*1.106+([.H4]=2)*0.973" office:value-type="float" office:value="0.973" calcext:value-type="float">
            <text:p>0.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905" calcext:value-type="float">
            <text:p>16905</text:p>
          </table:table-cell>
          <table:table-cell table:formula="of:=[.A5]*1.106+[.B5]/44100" office:value-type="float" office:value="10.3373333333333" calcext:value-type="float">
            <text:p>10.3373333333</text:p>
          </table:table-cell>
          <table:table-cell office:value-type="float" office:value="13" calcext:value-type="float">
            <text:p>13</text:p>
          </table:table-cell>
          <table:table-cell office:value-type="float" office:value="12.8204444444444" calcext:value-type="float">
            <text:p>12.8204444444</text:p>
          </table:table-cell>
          <table:table-cell table:formula="of:=[.E5]-[.G5]*[.D5]" office:value-type="float" office:value="0.171444444444445" calcext:value-type="float">
            <text:p>0.1714444444</text:p>
          </table:table-cell>
          <table:table-cell table:style-name="ce1" table:formula="of:=([.H5]=1)*1.106+([.H5]=2)*0.973" office:value-type="float" office:value="0.973" calcext:value-type="float">
            <text:p>0.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915" calcext:value-type="float">
            <text:p>16915</text:p>
          </table:table-cell>
          <table:table-cell table:formula="of:=[.A6]*1.106+[.B6]/44100" office:value-type="float" office:value="9.23156009070295" calcext:value-type="float">
            <text:p>9.2315600907</text:p>
          </table:table-cell>
          <table:table-cell office:value-type="float" office:value="17" calcext:value-type="float">
            <text:p>17</text:p>
          </table:table-cell>
          <table:table-cell office:value-type="float" office:value="17.0985941043084" calcext:value-type="float">
            <text:p>17.0985941043</text:p>
          </table:table-cell>
          <table:table-cell table:formula="of:=[.E6]-[.G6]*[.D6]" office:value-type="float" office:value="0.557594104308389" calcext:value-type="float">
            <text:p>0.5575941043</text:p>
          </table:table-cell>
          <table:table-cell table:style-name="ce1" table:formula="of:=([.H6]=1)*1.106+([.H6]=2)*0.973" office:value-type="float" office:value="0.973" calcext:value-type="float">
            <text:p>0.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809" calcext:value-type="float">
            <text:p>11809</text:p>
          </table:table-cell>
          <table:table-cell table:formula="of:=[.A7]*1.106+[.B7]/44100" office:value-type="float" office:value="17.9637777777778" calcext:value-type="float">
            <text:p>17.9637777778</text:p>
          </table:table-cell>
          <table:table-cell office:value-type="float" office:value="18" calcext:value-type="float">
            <text:p>18</text:p>
          </table:table-cell>
          <table:table-cell office:value-type="float" office:value="17.9637777777778" calcext:value-type="float">
            <text:p>17.9637777778</text:p>
          </table:table-cell>
          <table:table-cell table:formula="of:=[.E7]-[.G7]*[.D7]" office:value-type="float" office:value="0.449777777777779" calcext:value-type="float">
            <text:p>0.4497777778</text:p>
          </table:table-cell>
          <table:table-cell table:style-name="ce1" table:formula="of:=([.H7]=1)*1.106+([.H7]=2)*0.973" office:value-type="float" office:value="0.973" calcext:value-type="float">
            <text:p>0.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80" calcext:value-type="float">
            <text:p>7580</text:p>
          </table:table-cell>
          <table:table-cell table:formula="of:=[.A8]*1.106+[.B8]/44100" office:value-type="float" office:value="12.3378820861678" calcext:value-type="float">
            <text:p>12.3378820862</text:p>
          </table:table-cell>
          <table:table-cell office:value-type="float" office:value="20" calcext:value-type="float">
            <text:p>20</text:p>
          </table:table-cell>
          <table:table-cell office:value-type="float" office:value="20.3134648526077" calcext:value-type="float">
            <text:p>20.3134648526</text:p>
          </table:table-cell>
          <table:table-cell table:formula="of:=[.E8]-[.G8]*[.D8]" office:value-type="float" office:value="0.853464852607711" calcext:value-type="float">
            <text:p>0.8534648526</text:p>
          </table:table-cell>
          <table:table-cell table:style-name="ce1" table:formula="of:=([.H8]=1)*1.106+([.H8]=2)*0.973" office:value-type="float" office:value="0.973" calcext:value-type="float">
            <text:p>0.97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table:formula="of:=[.A11]*1.106+([.B11]+24000)/44100" office:value-type="float" office:value="0.561655328798186" calcext:value-type="float">
            <text:p>0.5616553288</text:p>
          </table:table-cell>
          <table:table-cell office:value-type="float" office:value="0" calcext:value-type="float">
            <text:p>0</text:p>
          </table:table-cell>
          <table:table-cell office:value-type="float" office:value="0.561655328798186" calcext:value-type="float">
            <text:p>0.5616553288</text:p>
          </table:table-cell>
          <table:table-cell table:formula="of:=[.E11]-1.106*[.D11]" office:value-type="float" office:value="0.561655328798186" calcext:value-type="float">
            <text:p>0.56165532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8" calcext:value-type="float">
            <text:p>628</text:p>
          </table:table-cell>
          <table:table-cell table:formula="of:=[.A12]*1.106+([.B12]+24000)/44100" office:value-type="float" office:value="1.66445804988662" calcext:value-type="float">
            <text:p>1.6644580499</text:p>
          </table:table-cell>
          <table:table-cell office:value-type="float" office:value="1" calcext:value-type="float">
            <text:p>1</text:p>
          </table:table-cell>
          <table:table-cell office:value-type="float" office:value="1.66445804988662" calcext:value-type="float">
            <text:p>1.6644580499</text:p>
          </table:table-cell>
          <table:table-cell table:formula="of:=[.E12]-1.106*[.D12]" office:value-type="float" office:value="0.558458049886621" calcext:value-type="float">
            <text:p>0.558458049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1" calcext:value-type="float">
            <text:p>521</text:p>
          </table:table-cell>
          <table:table-cell table:formula="of:=[.A13]*1.106+([.B13]+24000)/44100" office:value-type="float" office:value="2.76803174603175" calcext:value-type="float">
            <text:p>2.768031746</text:p>
          </table:table-cell>
          <table:table-cell office:value-type="float" office:value="2" calcext:value-type="float">
            <text:p>2</text:p>
          </table:table-cell>
          <table:table-cell office:value-type="float" office:value="2.76803174603175" calcext:value-type="float">
            <text:p>2.768031746</text:p>
          </table:table-cell>
          <table:table-cell table:formula="of:=[.E13]-1.106*[.D13]" office:value-type="float" office:value="0.556031746031746" calcext:value-type="float">
            <text:p>0.55603174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5" calcext:value-type="float">
            <text:p>405</text:p>
          </table:table-cell>
          <table:table-cell table:formula="of:=[.A14]*1.106+([.B14]+24000)/44100" office:value-type="float" office:value="3.87140136054422" calcext:value-type="float">
            <text:p>3.8714013605</text:p>
          </table:table-cell>
          <table:table-cell office:value-type="float" office:value="3" calcext:value-type="float">
            <text:p>3</text:p>
          </table:table-cell>
          <table:table-cell office:value-type="float" office:value="3.87140136054422" calcext:value-type="float">
            <text:p>3.8714013605</text:p>
          </table:table-cell>
          <table:table-cell table:formula="of:=[.E14]-1.106*[.D14]" office:value-type="float" office:value="0.553401360544218" calcext:value-type="float">
            <text:p>0.553401360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table:formula="of:=[.A15]*1.106+([.B15]+24000)/44100" office:value-type="float" office:value="4.974589569161" calcext:value-type="float">
            <text:p>4.9745895692</text:p>
          </table:table-cell>
          <table:table-cell office:value-type="float" office:value="4" calcext:value-type="float">
            <text:p>4</text:p>
          </table:table-cell>
          <table:table-cell office:value-type="float" office:value="4.974589569161" calcext:value-type="float">
            <text:p>4.9745895692</text:p>
          </table:table-cell>
          <table:table-cell table:formula="of:=[.E15]-1.106*[.D15]" office:value-type="float" office:value="0.550589569160998" calcext:value-type="float">
            <text:p>0.550589569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table:formula="of:=[.A16]*1.106+([.B16]+24000)/44100" office:value-type="float" office:value="6.07823129251701" calcext:value-type="float">
            <text:p>6.0782312925</text:p>
          </table:table-cell>
          <table:table-cell office:value-type="float" office:value="5" calcext:value-type="float">
            <text:p>5</text:p>
          </table:table-cell>
          <table:table-cell office:value-type="float" office:value="6.07823129251701" calcext:value-type="float">
            <text:p>6.0782312925</text:p>
          </table:table-cell>
          <table:table-cell table:formula="of:=[.E16]-1.106*[.D16]" office:value-type="float" office:value="0.548231292517007" calcext:value-type="float">
            <text:p>0.54823129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table:formula="of:=[.A17]*1.106+([.B17]+24000)/44100" office:value-type="float" office:value="7.18407256235828" calcext:value-type="float">
            <text:p>7.1840725624</text:p>
          </table:table-cell>
          <table:table-cell office:value-type="float" office:value="6" calcext:value-type="float">
            <text:p>6</text:p>
          </table:table-cell>
          <table:table-cell office:value-type="float" office:value="7.18407256235828" calcext:value-type="float">
            <text:p>7.1840725624</text:p>
          </table:table-cell>
          <table:table-cell table:formula="of:=[.E17]-1.106*[.D17]" office:value-type="float" office:value="0.548072562358277" calcext:value-type="float">
            <text:p>0.548072562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table:formula="of:=[.A18]*1.106+([.B18]+24000)/44100" office:value-type="float" office:value="8.28959637188209" calcext:value-type="float">
            <text:p>8.2895963719</text:p>
          </table:table-cell>
          <table:table-cell office:value-type="float" office:value="7" calcext:value-type="float">
            <text:p>7</text:p>
          </table:table-cell>
          <table:table-cell office:value-type="float" office:value="8.28959637188209" calcext:value-type="float">
            <text:p>8.2895963719</text:p>
          </table:table-cell>
          <table:table-cell table:formula="of:=[.E18]-1.106*[.D18]" office:value-type="float" office:value="0.547596371882086" calcext:value-type="float">
            <text:p>0.547596371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table:formula="of:=[.A19]*1.106+([.B19]+24000)/44100" office:value-type="float" office:value="9.39566439909297" calcext:value-type="float">
            <text:p>9.3956643991</text:p>
          </table:table-cell>
          <table:table-cell office:value-type="float" office:value="8" calcext:value-type="float">
            <text:p>8</text:p>
          </table:table-cell>
          <table:table-cell office:value-type="float" office:value="9.39566439909297" calcext:value-type="float">
            <text:p>9.3956643991</text:p>
          </table:table-cell>
          <table:table-cell table:formula="of:=[.E19]-1.106*[.D19]" office:value-type="float" office:value="0.547664399092971" calcext:value-type="float">
            <text:p>0.547664399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table:formula="of:=[.A20]*1.106+([.B20]+24000)/44100" office:value-type="float" office:value="10.5000997732426" calcext:value-type="float">
            <text:p>10.5000997732</text:p>
          </table:table-cell>
          <table:table-cell office:value-type="float" office:value="9" calcext:value-type="float">
            <text:p>9</text:p>
          </table:table-cell>
          <table:table-cell office:value-type="float" office:value="10.5000997732426" calcext:value-type="float">
            <text:p>10.5000997732</text:p>
          </table:table-cell>
          <table:table-cell table:formula="of:=[.E20]-1.106*[.D20]" office:value-type="float" office:value="0.546099773242631" calcext:value-type="float">
            <text:p>0.546099773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formula="of:=[.A21]*1.106+([.B21]+24000)/44100" office:value-type="float" office:value="11.6049206349206" calcext:value-type="float">
            <text:p>11.6049206349</text:p>
          </table:table-cell>
          <table:table-cell office:value-type="float" office:value="10" calcext:value-type="float">
            <text:p>10</text:p>
          </table:table-cell>
          <table:table-cell office:value-type="float" office:value="11.6049206349206" calcext:value-type="float">
            <text:p>11.6049206349</text:p>
          </table:table-cell>
          <table:table-cell table:formula="of:=[.E21]-1.106*[.D21]" office:value-type="float" office:value="0.544920634920635" calcext:value-type="float">
            <text:p>0.544920634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formula="of:=[.A22]*1.106+([.B22]+24000)/44100" office:value-type="float" office:value="12.7109206349206" calcext:value-type="float">
            <text:p>12.7109206349</text:p>
          </table:table-cell>
          <table:table-cell office:value-type="float" office:value="11" calcext:value-type="float">
            <text:p>11</text:p>
          </table:table-cell>
          <table:table-cell office:value-type="float" office:value="12.7109206349206" calcext:value-type="float">
            <text:p>12.7109206349</text:p>
          </table:table-cell>
          <table:table-cell table:formula="of:=[.E22]-1.106*[.D22]" office:value-type="float" office:value="0.544920634920635" calcext:value-type="float">
            <text:p>0.544920634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table:formula="of:=[.A23]*1.106+([.B23]+24000)/44100" office:value-type="float" office:value="13.8180544217687" calcext:value-type="float">
            <text:p>13.8180544218</text:p>
          </table:table-cell>
          <table:table-cell office:value-type="float" office:value="12" calcext:value-type="float">
            <text:p>12</text:p>
          </table:table-cell>
          <table:table-cell office:value-type="float" office:value="13.8180544217687" calcext:value-type="float">
            <text:p>13.8180544218</text:p>
          </table:table-cell>
          <table:table-cell table:formula="of:=[.E23]-1.106*[.D23]" office:value-type="float" office:value="0.546054421768707" calcext:value-type="float">
            <text:p>0.546054421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formula="of:=[.A24]*1.106+([.B24]+24000)/44100" office:value-type="float" office:value="14.9242131519274" calcext:value-type="float">
            <text:p>14.9242131519</text:p>
          </table:table-cell>
          <table:table-cell office:value-type="float" office:value="13" calcext:value-type="float">
            <text:p>13</text:p>
          </table:table-cell>
          <table:table-cell office:value-type="float" office:value="14.9242131519274" calcext:value-type="float">
            <text:p>14.9242131519</text:p>
          </table:table-cell>
          <table:table-cell table:formula="of:=[.E24]-1.106*[.D24]" office:value-type="float" office:value="0.546213151927438" calcext:value-type="float">
            <text:p>0.546213151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formula="of:=[.A25]*1.106+([.B25]+24000)/44100" office:value-type="float" office:value="16.0301678004535" calcext:value-type="float">
            <text:p>16.0301678005</text:p>
          </table:table-cell>
          <table:table-cell office:value-type="float" office:value="14" calcext:value-type="float">
            <text:p>14</text:p>
          </table:table-cell>
          <table:table-cell office:value-type="float" office:value="16.0301678004535" calcext:value-type="float">
            <text:p>16.0301678005</text:p>
          </table:table-cell>
          <table:table-cell table:formula="of:=[.E25]-1.106*[.D25]" office:value-type="float" office:value="0.546167800453514" calcext:value-type="float">
            <text:p>0.546167800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 table:formula="of:=[.A26]*1.106+([.B26]+24000)/44100" office:value-type="float" office:value="17.1368480725624" calcext:value-type="float">
            <text:p>17.1368480726</text:p>
          </table:table-cell>
          <table:table-cell office:value-type="float" office:value="15" calcext:value-type="float">
            <text:p>15</text:p>
          </table:table-cell>
          <table:table-cell office:value-type="float" office:value="17.1368480725624" calcext:value-type="float">
            <text:p>17.1368480726</text:p>
          </table:table-cell>
          <table:table-cell table:formula="of:=[.E26]-1.106*[.D26]" office:value-type="float" office:value="0.546848072562359" calcext:value-type="float">
            <text:p>0.546848072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6" calcext:value-type="float">
            <text:p>306</text:p>
          </table:table-cell>
          <table:table-cell table:formula="of:=[.A27]*1.106+([.B27]+24000)/44100" office:value-type="float" office:value="19.353156462585" calcext:value-type="float">
            <text:p>19.3531564626</text:p>
          </table:table-cell>
          <table:table-cell office:value-type="float" office:value="17" calcext:value-type="float">
            <text:p>17</text:p>
          </table:table-cell>
          <table:table-cell office:value-type="float" office:value="19.353156462585" calcext:value-type="float">
            <text:p>19.3531564626</text:p>
          </table:table-cell>
          <table:table-cell table:formula="of:=[.E27]-1.106*[.D27]" office:value-type="float" office:value="0.551156462585034" calcext:value-type="float">
            <text:p>0.551156462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2" calcext:value-type="float">
            <text:p>402</text:p>
          </table:table-cell>
          <table:table-cell table:formula="of:=[.A28]*1.106+([.B28]+24000)/44100" office:value-type="float" office:value="20.4613333333333" calcext:value-type="float">
            <text:p>20.4613333333</text:p>
          </table:table-cell>
          <table:table-cell office:value-type="float" office:value="18" calcext:value-type="float">
            <text:p>18</text:p>
          </table:table-cell>
          <table:table-cell office:value-type="float" office:value="20.4613333333333" calcext:value-type="float">
            <text:p>20.4613333333</text:p>
          </table:table-cell>
          <table:table-cell table:formula="of:=[.E28]-1.106*[.D28]" office:value-type="float" office:value="0.553333333333335" calcext:value-type="float">
            <text:p>0.553333333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3" calcext:value-type="float">
            <text:p>463</text:p>
          </table:table-cell>
          <table:table-cell table:formula="of:=[.A29]*1.106+([.B29]+24000)/44100" office:value-type="float" office:value="21.568716553288" calcext:value-type="float">
            <text:p>21.5687165533</text:p>
          </table:table-cell>
          <table:table-cell office:value-type="float" office:value="19" calcext:value-type="float">
            <text:p>19</text:p>
          </table:table-cell>
          <table:table-cell office:value-type="float" office:value="21.568716553288" calcext:value-type="float">
            <text:p>21.5687165533</text:p>
          </table:table-cell>
          <table:table-cell table:formula="of:=[.E29]-1.106*[.D29]" office:value-type="float" office:value="0.554716553287982" calcext:value-type="float">
            <text:p>0.554716553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table:formula="of:=[.A30]*1.106+([.B30]+24000)/44100" office:value-type="float" office:value="22.6795238095238" calcext:value-type="float">
            <text:p>22.6795238095</text:p>
          </table:table-cell>
          <table:table-cell office:value-type="float" office:value="20" calcext:value-type="float">
            <text:p>20</text:p>
          </table:table-cell>
          <table:table-cell office:value-type="float" office:value="22.6795238095238" calcext:value-type="float">
            <text:p>22.6795238095</text:p>
          </table:table-cell>
          <table:table-cell table:formula="of:=[.E30]-1.106*[.D30]" office:value-type="float" office:value="0.55952380952381" calcext:value-type="float">
            <text:p>0.5595238095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Лист1.E17:Лист1.E3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Лист2.E1:Лист2.E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01:14:07.269749794</meta:creation-date>
    <dc:date>2017-04-26T06:16:43.008377180</dc:date>
    <meta:editing-duration>P2DT14H8M11S</meta:editing-duration>
    <meta:editing-cycles>1</meta:editing-cycles>
    <meta:document-statistic meta:table-count="2" meta:cell-count="426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" chart:maximum="1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655cm" svg:y="3.955cm" style:legend-expansion="high" chart:style-name="ch2"/>
        <chart:plot-area chart:style-name="ch3" table:cell-range-address="Лист1.D1:Лист1.D15 Лист1.F1:Лист1.F15 Лист1.F17:Лист1.F31" svg:x="0.319cm" svg:y="0.18cm" svg:width="13.017cm" svg:height="8.646cm">
          <chartooo:coordinate-region svg:x="1.231cm" svg:y="0.379cm" svg:width="11.918cm" svg:height="7.8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F1:Лист1.F15" chart:class="chart:scatter">
            <chart:domain table:cell-range-address="Лист1.D1:Лист1.D15"/>
            <chart:data-point chart:repeated="15"/>
          </chart:series>
          <chart:series chart:style-name="ch8" chart:values-cell-range-address="Лист1.F17:Лист1.F31" chart:class="chart:scatter">
            <chart:domain table:cell-range-address="Лист1.D17:Лист1.D31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Лист1.D1:Лист1.D15</svg:desc>
                </draw:g>
              </table:table-cell>
              <table:table-cell office:value-type="float" office:value="-0.585818594104309">
                <text:p>-0.585818594104309</text:p>
                <draw:g>
                  <svg:desc>Лист1.F1:Лист1.F15</svg:desc>
                </draw:g>
              </table:table-cell>
              <table:table-cell office:value-type="float" office:value="1">
                <text:p>1</text:p>
                <draw:g>
                  <svg:desc>Лист1.D17:Лист1.D31</svg:desc>
                </draw:g>
              </table:table-cell>
              <table:table-cell office:value-type="float" office:value="-0.212848072562358">
                <text:p>-0.212848072562358</text:p>
                <draw:g>
                  <svg:desc>Лист1.F17:Лист1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0.10318820861678">
                <text:p>-0.10318820861678</text:p>
              </table:table-cell>
              <table:table-cell office:value-type="float" office:value="4">
                <text:p>4</text:p>
              </table:table-cell>
              <table:table-cell office:value-type="float" office:value="-0.211850340136055">
                <text:p>-0.211850340136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00292063492064">
                <text:p>1.00292063492064</text:p>
              </table:table-cell>
              <table:table-cell office:value-type="float" office:value="5">
                <text:p>5</text:p>
              </table:table-cell>
              <table:table-cell office:value-type="float" office:value="-0.211487528344671">
                <text:p>-0.2114875283446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-0.249151927437643">
                <text:p>-0.249151927437643</text:p>
              </table:table-cell>
              <table:table-cell office:value-type="float" office:value="6">
                <text:p>6</text:p>
              </table:table-cell>
              <table:table-cell office:value-type="float" office:value="-0.21067120181406">
                <text:p>-0.210671201814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-0.489968253968254">
                <text:p>-0.489968253968254</text:p>
              </table:table-cell>
              <table:table-cell office:value-type="float" office:value="8">
                <text:p>8</text:p>
              </table:table-cell>
              <table:table-cell office:value-type="float" office:value="-0.206657596371882">
                <text:p>-0.2066575963718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854081632653063">
                <text:p>0.854081632653063</text:p>
              </table:table-cell>
              <table:table-cell office:value-type="float" office:value="9">
                <text:p>9</text:p>
              </table:table-cell>
              <table:table-cell office:value-type="float" office:value="-0.204231292517006">
                <text:p>-0.204231292517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885201814058959">
                <text:p>0.885201814058959</text:p>
              </table:table-cell>
              <table:table-cell office:value-type="float" office:value="10">
                <text:p>10</text:p>
              </table:table-cell>
              <table:table-cell office:value-type="float" office:value="-0.202621315192744">
                <text:p>-0.202621315192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-0.288312925170068">
                <text:p>-0.288312925170068</text:p>
              </table:table-cell>
              <table:table-cell office:value-type="float" office:value="11">
                <text:p>11</text:p>
              </table:table-cell>
              <table:table-cell office:value-type="float" office:value="-0.198063492063492">
                <text:p>-0.1980634920634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0.812081632653063">
                <text:p>0.812081632653063</text:p>
              </table:table-cell>
              <table:table-cell office:value-type="float" office:value="12">
                <text:p>12</text:p>
              </table:table-cell>
              <table:table-cell office:value-type="float" office:value="-0.195909297052156">
                <text:p>-0.1959092970521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-0.549401360544216">
                <text:p>-0.549401360544216</text:p>
              </table:table-cell>
              <table:table-cell office:value-type="float" office:value="13">
                <text:p>13</text:p>
              </table:table-cell>
              <table:table-cell office:value-type="float" office:value="-0.192938775510203">
                <text:p>-0.192938775510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0.869106575963716">
                <text:p>0.869106575963716</text:p>
              </table:table-cell>
              <table:table-cell office:value-type="float" office:value="15">
                <text:p>15</text:p>
              </table:table-cell>
              <table:table-cell office:value-type="float" office:value="-0.187224489795916">
                <text:p>-0.187224489795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0.791927437641725">
                <text:p>0.791927437641725</text:p>
              </table:table-cell>
              <table:table-cell office:value-type="float" office:value="16">
                <text:p>16</text:p>
              </table:table-cell>
              <table:table-cell office:value-type="float" office:value="-0.183891156462586">
                <text:p>-0.1838911564625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0.871437641723361">
                <text:p>0.871437641723361</text:p>
              </table:table-cell>
              <table:table-cell office:value-type="float" office:value="17">
                <text:p>17</text:p>
              </table:table-cell>
              <table:table-cell office:value-type="float" office:value="-0.17833560090703">
                <text:p>-0.178335600907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-0.442643990929703">
                <text:p>-0.442643990929703</text:p>
              </table:table-cell>
              <table:table-cell office:value-type="float" office:value="19">
                <text:p>19</text:p>
              </table:table-cell>
              <table:table-cell office:value-type="float" office:value="-0.170013605442179">
                <text:p>-0.1700136054421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0.873709750566896">
                <text:p>0.873709750566896</text:p>
              </table:table-cell>
              <table:table-cell office:value-type="float" office:value="20">
                <text:p>20</text:p>
              </table:table-cell>
              <table:table-cell office:value-type="float" office:value="-0.165433106575961">
                <text:p>-0.1654331065759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655cm" svg:y="3.954cm" style:legend-expansion="high" chart:style-name="ch2"/>
        <chart:plot-area chart:style-name="ch3" table:cell-range-address="Лист2.D11:Лист2.D30 Лист2.F11:Лист2.F30 Лист2.F1:Лист2.F8" svg:x="0.344cm" svg:y="0.151cm" svg:width="12.91cm" svg:height="8.645cm">
          <chartooo:coordinate-region svg:x="1.071cm" svg:y="0.351cm" svg:width="11.996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2.F11:Лист2.F30" chart:class="chart:scatter">
            <chart:domain table:cell-range-address="Лист2.D11:Лист2.D30"/>
            <chart:data-point chart:repeated="20"/>
          </chart:series>
          <chart:series chart:style-name="ch7" chart:values-cell-range-address="Лист2.F1:Лист2.F8" chart:class="chart:scatter">
            <chart:domain table:cell-range-address="Лист2.D1:Лист2.D8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2.D11:Лист2.D30</svg:desc>
                </draw:g>
              </table:table-cell>
              <table:table-cell office:value-type="float" office:value="0.561655328798186">
                <text:p>0.561655328798186</text:p>
                <draw:g>
                  <svg:desc>Лист2.F11:Лист2.F30</svg:desc>
                </draw:g>
              </table:table-cell>
              <table:table-cell office:value-type="float" office:value="8">
                <text:p>8</text:p>
                <draw:g>
                  <svg:desc>Лист2.D1:Лист2.D8</svg:desc>
                </draw:g>
              </table:table-cell>
              <table:table-cell office:value-type="float" office:value="0.469723356009072">
                <text:p>0.469723356009072</text:p>
                <draw:g>
                  <svg:desc>Лист2.F1:Лист2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58458049886621">
                <text:p>0.558458049886621</text:p>
              </table:table-cell>
              <table:table-cell office:value-type="float" office:value="9">
                <text:p>9</text:p>
              </table:table-cell>
              <table:table-cell office:value-type="float" office:value="0.474560090702949">
                <text:p>0.474560090702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56031746031746">
                <text:p>0.556031746031746</text:p>
              </table:table-cell>
              <table:table-cell office:value-type="float" office:value="10">
                <text:p>10</text:p>
              </table:table-cell>
              <table:table-cell office:value-type="float" office:value="0.607333333333333">
                <text:p>0.607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53401360544218">
                <text:p>0.553401360544218</text:p>
              </table:table-cell>
              <table:table-cell office:value-type="float" office:value="12">
                <text:p>12</text:p>
              </table:table-cell>
              <table:table-cell office:value-type="float" office:value="0.6618820861678">
                <text:p>0.6618820861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50589569160998">
                <text:p>0.550589569160998</text:p>
              </table:table-cell>
              <table:table-cell office:value-type="float" office:value="13">
                <text:p>13</text:p>
              </table:table-cell>
              <table:table-cell office:value-type="float" office:value="0.171444444444445">
                <text:p>0.171444444444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48231292517007">
                <text:p>0.548231292517007</text:p>
              </table:table-cell>
              <table:table-cell office:value-type="float" office:value="17">
                <text:p>17</text:p>
              </table:table-cell>
              <table:table-cell office:value-type="float" office:value="0.557594104308389">
                <text:p>0.557594104308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48072562358277">
                <text:p>0.548072562358277</text:p>
              </table:table-cell>
              <table:table-cell office:value-type="float" office:value="18">
                <text:p>18</text:p>
              </table:table-cell>
              <table:table-cell office:value-type="float" office:value="0.449777777777779">
                <text:p>0.4497777777777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47596371882086">
                <text:p>0.547596371882086</text:p>
              </table:table-cell>
              <table:table-cell office:value-type="float" office:value="20">
                <text:p>20</text:p>
              </table:table-cell>
              <table:table-cell office:value-type="float" office:value="0.853464852607711">
                <text:p>0.853464852607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47664399092971">
                <text:p>0.547664399092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46099773242631">
                <text:p>0.546099773242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544920634920635">
                <text:p>0.544920634920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544920634920635">
                <text:p>0.544920634920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546054421768707">
                <text:p>0.546054421768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546213151927438">
                <text:p>0.546213151927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546167800453514">
                <text:p>0.54616780045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46848072562359">
                <text:p>0.546848072562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51156462585034">
                <text:p>0.551156462585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53333333333335">
                <text:p>0.553333333333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554716553287982">
                <text:p>0.554716553287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5952380952381">
                <text:p>0.5595238095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